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E000001A449833A36AEF782E9.png" manifest:media-type="image/png"/>
  <manifest:file-entry manifest:full-path="Pictures/100000000000024E000001A46D427B5190113CC6.png" manifest:media-type="image/png"/>
  <manifest:file-entry manifest:full-path="Pictures/100000000000024E000001A41CF43D16E0E6F307.png" manifest:media-type="image/png"/>
  <manifest:file-entry manifest:full-path="Pictures/100000000000017D00000312E621D4124337A898.jpg" manifest:media-type="image/jpeg"/>
  <manifest:file-entry manifest:full-path="Pictures/10000000000002060000024A1EA70A1758C75E80.png" manifest:media-type="image/png"/>
  <manifest:file-entry manifest:full-path="Pictures/10000000000002060000024A2AD29BF3DEFA3F4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pitch="variable"/>
    <style:font-face style:name="Times New Roman3" svg:font-family="'Times New Roman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.893cm)" draw:image-opacity="100%" style:mirror="non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.826cm)" draw:image-opacity="100%" style:mirror="non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auto-grow-height="true" draw:fit-to-size="false" style:shrink-to-fit="false" fo:min-height="1.196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>
      <style:graphic-properties draw:stroke="none" draw:fill="none" draw:auto-grow-height="true" draw:fit-to-size="false" style:shrink-to-fit="false" fo:min-height="1.151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solid" svg:stroke-width="0.106cm" svg:stroke-color="#ff0000" draw:marker-start-width="0.198cm" draw:marker-end="" draw:marker-end-width="0.097cm" draw:fill="none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7" style:family="graphic" style:parent-style-name="standard">
      <style:graphic-properties draw:stroke="solid" svg:stroke-width="0.106cm" svg:stroke-color="#ff0000" draw:marker-end="None" draw:marker-end-width="0.042cm" draw:fill="none" draw:textarea-vertical-align="middle" draw:auto-grow-height="false" draw:auto-grow-width="false" fo:padding-top="0.178cm" fo:padding-bottom="0.178cm" fo:padding-left="0.303cm" fo:padding-right="0.303cm" fo:wrap-option="no-wrap"/>
    </style:style>
    <style:style style:name="gr8" style:family="graphic" style:parent-style-name="standard">
      <style:graphic-properties draw:stroke="solid" svg:stroke-width="0.106cm" svg:stroke-color="#ff0000" draw:marker-end="None" draw:marker-end-width="0.048cm" draw:fill="none" draw:textarea-vertical-align="middle" draw:auto-grow-height="false" draw:auto-grow-width="false" fo:padding-top="0.178cm" fo:padding-bottom="0.178cm" fo:padding-left="0.303cm" fo:padding-right="0.303cm" fo:wrap-option="no-wrap"/>
    </style:style>
    <style:style style:name="gr9" style:family="graphic" style:parent-style-name="standard">
      <style:graphic-properties draw:stroke="none" draw:fill="none" draw:auto-grow-height="true" draw:fit-to-size="false" style:shrink-to-fit="false" fo:min-height="1.873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>
      <style:graphic-properties draw:stroke="none" draw:fill="none" draw:auto-grow-height="true" draw:fit-to-size="false" style:shrink-to-fit="false" fo:min-height="2.147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>
      <style:graphic-properties draw:stroke="solid" svg:stroke-width="0.106cm" svg:stroke-color="#ff0000" draw:fill="none" draw:textarea-vertical-align="middle" draw:auto-grow-height="false" draw:auto-grow-width="false" fo:padding-top="0.177cm" fo:padding-bottom="0.177cm" fo:padding-left="0.302cm" fo:padding-right="0.302cm" fo:wrap-option="no-wrap"/>
    </style:style>
    <style:style style:name="gr12" style:family="graphic" style:parent-style-name="standard">
      <style:graphic-properties draw:stroke="solid" svg:stroke-width="0.106cm" svg:stroke-color="#020efa" draw:fill="none" draw:textarea-vertical-align="middle" draw:auto-grow-height="false" draw:auto-grow-width="false" fo:padding-top="0.177cm" fo:padding-bottom="0.177cm" fo:padding-left="0.302cm" fo:padding-right="0.302cm" fo:wrap-option="no-wrap"/>
    </style:style>
    <style:style style:name="gr13" style:family="graphic" style:parent-style-name="standard">
      <style:graphic-properties draw:stroke="none" draw:fill="none" draw:auto-grow-height="true" draw:fit-to-size="false" style:shrink-to-fit="false" fo:min-height="1.164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none" draw:fill="none" draw:auto-grow-height="true" draw:fit-to-size="false" style:shrink-to-fit="false" fo:min-height="1.166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none" draw:fill="none" draw:auto-grow-height="true" draw:fit-to-size="false" style:shrink-to-fit="false" fo:min-height="2.263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>
      <style:graphic-properties draw:stroke="none" draw:fill="none" draw:auto-grow-height="true" draw:fit-to-size="false" style:shrink-to-fit="false" fo:min-height="1.121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>
      <style:graphic-properties draw:stroke="solid" svg:stroke-width="0.106cm" svg:stroke-color="#020efa" draw:marker-end="None" draw:marker-end-width="0.112cm" draw:fill="none" draw:textarea-vertical-align="middle" draw:auto-grow-height="false" draw:auto-grow-width="false" fo:padding-top="0.178cm" fo:padding-bottom="0.178cm" fo:padding-left="0.303cm" fo:padding-right="0.303cm" fo:wrap-option="no-wrap"/>
    </style:style>
    <style:style style:name="gr18" style:family="graphic" style:parent-style-name="standard">
      <style:graphic-properties draw:stroke="solid" svg:stroke-width="0.106cm" svg:stroke-color="#020efa" draw:marker-end="None" draw:marker-end-width="0.099cm" draw:fill="none" draw:textarea-vertical-align="middle" draw:auto-grow-height="false" draw:auto-grow-width="false" fo:padding-top="0.178cm" fo:padding-bottom="0.178cm" fo:padding-left="0.303cm" fo:padding-right="0.303cm" fo:wrap-option="no-wrap"/>
    </style:style>
    <style:style style:name="gr19" style:family="graphic" style:parent-style-name="standard">
      <style:graphic-properties draw:stroke="solid" svg:stroke-width="0.106cm" svg:stroke-color="#020efa" draw:marker-end="None" draw:marker-end-width="0.042cm" draw:fill="none" draw:textarea-vertical-align="middle" draw:auto-grow-height="false" draw:auto-grow-width="false" fo:padding-top="0.178cm" fo:padding-bottom="0.178cm" fo:padding-left="0.303cm" fo:padding-right="0.303cm" fo:wrap-option="no-wrap"/>
    </style:style>
    <style:style style:name="gr20" style:family="graphic" style:parent-style-name="standard">
      <style:graphic-properties draw:stroke="solid" svg:stroke-width="0.106cm" svg:stroke-color="#020efa" draw:marker-end="None" draw:marker-end-width="0.048cm" draw:fill="none" draw:textarea-vertical-align="middle" draw:auto-grow-height="false" draw:auto-grow-width="false" fo:padding-top="0.178cm" fo:padding-bottom="0.178cm" fo:padding-left="0.303cm" fo:padding-right="0.303cm" fo:wrap-option="no-wrap"/>
    </style:style>
    <style:style style:name="gr21" style:family="graphic" style:parent-style-name="standard">
      <style:graphic-properties draw:stroke="none" draw:fill="none" draw:auto-grow-height="true" draw:fit-to-size="false" style:shrink-to-fit="false" fo:min-height="2.191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>
      <style:graphic-properties draw:stroke="none" draw:fill="none" draw:auto-grow-height="true" draw:fit-to-size="false" style:shrink-to-fit="false" fo:min-height="2.192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>
      <style:graphic-properties draw:stroke="solid" svg:stroke-width="0.124cm" svg:stroke-color="#020efa" draw:marker-start-width="0.226cm" draw:marker-end-width="0.226cm" draw:fill="none" draw:textarea-vertical-align="middle" draw:auto-grow-height="false" draw:auto-grow-width="false" fo:padding-top="0.185cm" fo:padding-bottom="0.185cm" fo:padding-left="0.31cm" fo:padding-right="0.31cm" fo:wrap-option="no-wrap"/>
    </style:style>
    <style:style style:name="gr24" style:family="graphic" style:parent-style-name="standard">
      <style:graphic-properties draw:stroke="none" svg:stroke-color="#000000" draw:fill="gradient" draw:fill-gradient-name="Gradient_20_59" draw:textarea-horizontal-align="justify" draw:textarea-vertical-align="middle" draw:auto-grow-height="false" fo:min-height="0.718cm" fo:min-width="4.926cm"/>
      <style:paragraph-properties style:writing-mode="lr-tb"/>
    </style:style>
    <style:style style:name="gr25" style:family="graphic" style:parent-style-name="standard">
      <style:graphic-properties draw:stroke="none" svg:stroke-color="#000000" draw:fill="gradient" draw:fill-gradient-name="Gradient_20_56" draw:textarea-horizontal-align="justify" draw:textarea-vertical-align="middle" draw:auto-grow-height="false" fo:min-height="0.719cm" fo:min-width="4.926cm"/>
      <style:paragraph-properties style:writing-mode="lr-tb"/>
    </style:style>
    <style:style style:name="gr26" style:family="graphic" style:parent-style-name="standard">
      <style:graphic-properties draw:stroke="none" svg:stroke-color="#000000" draw:fill="gradient" draw:fill-gradient-name="Gradient_20_57" draw:textarea-horizontal-align="justify" draw:textarea-vertical-align="middle" draw:auto-grow-height="false" fo:min-height="0.719cm" fo:min-width="4.92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3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8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146cm"/>
      <style:paragraph-properties style:writing-mode="lr-tb"/>
    </style:style>
    <style:style style:name="gr30" style:family="graphic" style:parent-style-name="standard">
      <style:graphic-properties draw:stroke="none" draw:fill="none" draw:auto-grow-height="true" draw:fit-to-size="false" style:shrink-to-fit="false" fo:min-height="2.318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>
      <style:graphic-properties draw:stroke="solid" svg:stroke-width="0.106cm" svg:stroke-color="#ff0000" draw:marker-end="" draw:marker-end-width="0.112cm" draw:fill="none" draw:textarea-vertical-align="middle" draw:auto-grow-height="false" draw:auto-grow-width="false" fo:padding-top="0.178cm" fo:padding-bottom="0.178cm" fo:padding-left="0.303cm" fo:padding-right="0.303cm" fo:wrap-option="no-wrap"/>
    </style:style>
    <style:style style:name="gr32" style:family="graphic" style:parent-style-name="standard">
      <style:graphic-properties draw:stroke="none" draw:fill="none" draw:auto-grow-height="true" draw:fit-to-size="false" style:shrink-to-fit="false" fo:min-height="2.245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objectwithoutfill">
      <style:graphic-properties draw:stroke="dash" draw:stroke-dash="Double_20_Dash" svg:stroke-width="0.053cm" svg:stroke-color="#0000ff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2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92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147cm"/>
      <style:paragraph-properties style:writing-mode="lr-tb"/>
    </style:style>
    <style:style style:name="gr38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85cm" fo:min-width="1.174cm"/>
      <style:paragraph-properties style:writing-mode="lr-tb"/>
    </style:style>
    <style:style style:name="gr39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85cm" fo:min-width="1.042cm"/>
      <style:paragraph-properties style:writing-mode="lr-tb"/>
    </style:style>
    <style:style style:name="gr40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85cm" fo:min-width="1.149cm"/>
      <style:paragraph-properties style:writing-mode="lr-tb"/>
    </style:style>
    <style:style style:name="gr41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85cm" fo:min-width="1.148cm"/>
      <style:paragraph-properties style:writing-mode="lr-tb"/>
    </style:style>
    <style:style style:name="gr42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85cm" fo:min-width="1.025cm"/>
      <style:paragraph-properties style:writing-mode="lr-tb"/>
    </style:style>
    <style:style style:name="gr43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85cm" fo:min-width="0.893cm"/>
      <style:paragraph-properties style:writing-mode="lr-tb"/>
    </style:style>
    <style:style style:name="gr44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85cm" fo:min-width="1.149cm"/>
      <style:paragraph-properties style:writing-mode="lr-tb"/>
    </style:style>
    <style:style style:name="gr45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85cm" fo:min-width="0.895cm"/>
      <style:paragraph-properties style:writing-mode="lr-tb"/>
    </style:style>
    <style:style style:name="gr46" style:family="graphic" style:parent-style-name="standard">
      <style:graphic-properties svg:stroke-color="#ff972f" draw:fill-color="#ff972f" draw:textarea-horizontal-align="justify" draw:textarea-vertical-align="middle" draw:auto-grow-height="false" fo:min-height="0.285cm" fo:min-width="0cm"/>
      <style:paragraph-properties style:writing-mode="lr-tb"/>
    </style:style>
    <style:style style:name="gr47" style:family="graphic" style:parent-style-name="standard">
      <style:graphic-properties svg:stroke-color="#ff972f" draw:fill-color="#ff972f" draw:textarea-horizontal-align="justify" draw:textarea-vertical-align="middle" draw:auto-grow-height="false" fo:min-height="0.285cm" fo:min-width="0.127cm"/>
      <style:paragraph-properties style:writing-mode="lr-tb"/>
    </style:style>
    <style:style style:name="gr48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85cm" fo:min-width="0.922cm"/>
      <style:paragraph-properties style:writing-mode="lr-tb"/>
    </style:style>
    <style:style style:name="gr49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85cm" fo:min-width="1.045cm"/>
      <style:paragraph-properties style:writing-mode="lr-tb"/>
    </style:style>
    <style:style style:name="gr50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85cm" fo:min-width="1.152cm"/>
      <style:paragraph-properties style:writing-mode="lr-tb"/>
    </style:style>
    <style:style style:name="gr51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85cm" fo:min-width="1.152cm"/>
      <style:paragraph-properties style:writing-mode="lr-tb"/>
    </style:style>
    <style:style style:name="gr52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85cm" fo:min-width="1.233cm"/>
      <style:paragraph-properties style:writing-mode="lr-tb"/>
    </style:style>
    <style:style style:name="gr53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85cm" fo:min-width="0.897cm"/>
      <style:paragraph-properties style:writing-mode="lr-tb"/>
    </style:style>
    <style:style style:name="gr54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85cm" fo:min-width="1.151cm"/>
      <style:paragraph-properties style:writing-mode="lr-tb"/>
    </style:style>
    <style:style style:name="gr55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85cm" fo:min-width="0.897cm"/>
      <style:paragraph-properties style:writing-mode="lr-tb"/>
    </style:style>
    <style:style style:name="gr56" style:family="graphic" style:parent-style-name="standard">
      <style:graphic-properties svg:stroke-color="#ff972f" draw:fill-color="#ff972f" draw:textarea-horizontal-align="justify" draw:textarea-vertical-align="middle" draw:auto-grow-height="false" fo:min-height="0.285cm" fo:min-width="0.129cm"/>
      <style:paragraph-properties style:writing-mode="lr-tb"/>
    </style:style>
    <style:style style:name="gr57" style:family="graphic" style:parent-style-name="standard">
      <style:graphic-properties svg:stroke-color="#ff972f" draw:fill-color="#ff972f" draw:textarea-horizontal-align="justify" draw:textarea-vertical-align="middle" draw:auto-grow-height="false" fo:min-height="0.285cm" fo:min-width="1.605cm"/>
      <style:paragraph-properties style:writing-mode="lr-tb"/>
    </style:style>
    <style:style style:name="gr58" style:family="graphic" style:parent-style-name="standard">
      <style:graphic-properties svg:stroke-color="#a1467e" draw:fill-color="#a1467e" draw:textarea-horizontal-align="justify" draw:textarea-vertical-align="middle" draw:auto-grow-height="false" fo:min-height="0.285cm" fo:min-width="1.045cm"/>
      <style:paragraph-properties style:writing-mode="lr-tb"/>
    </style:style>
    <style:style style:name="gr59" style:family="graphic" style:parent-style-name="standard">
      <style:graphic-properties svg:stroke-color="#ffe994" draw:fill-color="#ffe994" draw:textarea-horizontal-align="justify" draw:textarea-vertical-align="middle" draw:auto-grow-height="false" fo:min-height="0.285cm" fo:min-width="1.152cm"/>
      <style:paragraph-properties style:writing-mode="lr-tb"/>
    </style:style>
    <style:style style:name="gr60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85cm" fo:min-width="1.152cm"/>
      <style:paragraph-properties style:writing-mode="lr-tb"/>
    </style:style>
    <style:style style:name="gr61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85cm" fo:min-width="0.917cm"/>
      <style:paragraph-properties style:writing-mode="lr-tb"/>
    </style:style>
    <style:style style:name="gr62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85cm" fo:min-width="0.895cm"/>
      <style:paragraph-properties style:writing-mode="lr-tb"/>
    </style:style>
    <style:style style:name="gr63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85cm" fo:min-width="1.15cm"/>
      <style:paragraph-properties style:writing-mode="lr-tb"/>
    </style:style>
    <style:style style:name="gr64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85cm" fo:min-width="0.897cm"/>
      <style:paragraph-properties style:writing-mode="lr-tb"/>
    </style:style>
    <style:style style:name="gr65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86cm" fo:min-width="1.252cm"/>
      <style:paragraph-properties style:writing-mode="lr-tb"/>
    </style:style>
    <style:style style:name="gr66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86cm" fo:min-width="1.045cm"/>
      <style:paragraph-properties style:writing-mode="lr-tb"/>
    </style:style>
    <style:style style:name="gr67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86cm" fo:min-width="0.906cm"/>
      <style:paragraph-properties style:writing-mode="lr-tb"/>
    </style:style>
    <style:style style:name="gr68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86cm" fo:min-width="1.011cm"/>
      <style:paragraph-properties style:writing-mode="lr-tb"/>
    </style:style>
    <style:style style:name="gr69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86cm" fo:min-width="1.095cm"/>
      <style:paragraph-properties style:writing-mode="lr-tb"/>
    </style:style>
    <style:style style:name="gr70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86cm" fo:min-width="1.045cm"/>
      <style:paragraph-properties style:writing-mode="lr-tb"/>
    </style:style>
    <style:style style:name="gr71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86cm" fo:min-width="1.012cm"/>
      <style:paragraph-properties style:writing-mode="lr-tb"/>
    </style:style>
    <style:style style:name="gr72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86cm" fo:min-width="1.733cm"/>
      <style:paragraph-properties style:writing-mode="lr-tb"/>
    </style:style>
    <style:style style:name="gr73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86cm" fo:min-width="1.044cm"/>
      <style:paragraph-properties style:writing-mode="lr-tb"/>
    </style:style>
    <style:style style:name="gr74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86cm" fo:min-width="0.889cm"/>
      <style:paragraph-properties style:writing-mode="lr-tb"/>
    </style:style>
    <style:style style:name="gr75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86cm" fo:min-width="1.011cm"/>
      <style:paragraph-properties style:writing-mode="lr-tb"/>
    </style:style>
    <style:style style:name="gr76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86cm" fo:min-width="1.111cm"/>
      <style:paragraph-properties style:writing-mode="lr-tb"/>
    </style:style>
    <style:style style:name="gr77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86cm" fo:min-width="1.045cm"/>
      <style:paragraph-properties style:writing-mode="lr-tb"/>
    </style:style>
    <style:style style:name="gr78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86cm" fo:min-width="1.149cm"/>
      <style:paragraph-properties style:writing-mode="lr-tb"/>
    </style:style>
    <style:style style:name="gr79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86cm" fo:min-width="1.045cm"/>
      <style:paragraph-properties style:writing-mode="lr-tb"/>
    </style:style>
    <style:style style:name="gr80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86cm" fo:min-width="1.011cm"/>
      <style:paragraph-properties style:writing-mode="lr-tb"/>
    </style:style>
    <style:style style:name="gr81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86cm" fo:min-width="1.188cm"/>
      <style:paragraph-properties style:writing-mode="lr-tb"/>
    </style:style>
    <style:style style:name="gr82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86cm" fo:min-width="1.045cm"/>
      <style:paragraph-properties style:writing-mode="lr-tb"/>
    </style:style>
    <style:style style:name="gr83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86cm" fo:min-width="1.008cm"/>
      <style:paragraph-properties style:writing-mode="lr-tb"/>
    </style:style>
    <style:style style:name="gr84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86cm" fo:min-width="1.012cm"/>
      <style:paragraph-properties style:writing-mode="lr-tb"/>
    </style:style>
    <style:style style:name="gr85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86cm" fo:min-width="1.231cm"/>
      <style:paragraph-properties style:writing-mode="lr-tb"/>
    </style:style>
    <style:style style:name="gr86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86cm" fo:min-width="1.045cm"/>
      <style:paragraph-properties style:writing-mode="lr-tb"/>
    </style:style>
    <style:style style:name="gr87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86cm" fo:min-width="1.149cm"/>
      <style:paragraph-properties style:writing-mode="lr-tb"/>
    </style:style>
    <style:style style:name="gr88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86cm" fo:min-width="1.046cm"/>
      <style:paragraph-properties style:writing-mode="lr-tb"/>
    </style:style>
    <style:style style:name="gr89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86cm" fo:min-width="1.011cm"/>
      <style:paragraph-properties style:writing-mode="lr-tb"/>
    </style:style>
    <style:style style:name="gr90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86cm" fo:min-width="1.107cm"/>
      <style:paragraph-properties style:writing-mode="lr-tb"/>
    </style:style>
    <style:style style:name="gr91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86cm" fo:min-width="1.045cm"/>
      <style:paragraph-properties style:writing-mode="lr-tb"/>
    </style:style>
    <style:style style:name="gr92" style:family="graphic" style:parent-style-name="standard">
      <style:graphic-properties svg:stroke-width="0.081cm" svg:stroke-color="#0000ff" draw:marker-start-width="0.321cm" draw:marker-end-width="0.321cm" draw:fill="none" draw:textarea-horizontal-align="justify" draw:textarea-vertical-align="middle" draw:auto-grow-height="false" fo:min-height="0.205cm" fo:min-width="11.523cm" fo:padding-top="0.165cm" fo:padding-bottom="0.165cm" fo:padding-left="0.29cm" fo:padding-right="0.29cm"/>
    </style:style>
    <style:style style:name="gr93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206cm" fo:min-width="11.523cm" fo:padding-top="0.165cm" fo:padding-bottom="0.165cm" fo:padding-left="0.29cm" fo:padding-right="0.29cm"/>
    </style:style>
    <style:style style:name="gr94" style:family="graphic" style:parent-style-name="standard">
      <style:graphic-properties svg:stroke-width="0.081cm" svg:stroke-color="#0000ff" draw:marker-start-width="0.321cm" draw:marker-end-width="0.321cm" draw:fill="none" draw:textarea-horizontal-align="justify" draw:textarea-vertical-align="middle" draw:auto-grow-height="false" fo:min-height="0.205cm" fo:min-width="11.524cm" fo:padding-top="0.165cm" fo:padding-bottom="0.165cm" fo:padding-left="0.29cm" fo:padding-right="0.29cm"/>
    </style:style>
    <style:style style:name="gr95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206cm" fo:min-width="11.524cm" fo:padding-top="0.165cm" fo:padding-bottom="0.165cm" fo:padding-left="0.29cm" fo:padding-right="0.29cm"/>
    </style:style>
    <style:style style:name="gr9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48cm, 10.477cm, 39.619cm, 5.143cm)" draw:image-opacity="100%" style:mirror="none"/>
    </style:style>
    <style:style style:name="gr9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33cm, 0cm, 39.453cm, 14.096cm)" draw:image-opacity="100%" style:mirror="none"/>
    </style:style>
    <style:style style:name="gr9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457cm, 10.096cm, 31.829cm, 5.143cm)" draw:image-opacity="100%" style:mirror="none"/>
    </style:style>
    <style:style style:name="gr9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456cm, 1.334cm, 31.639cm, 13.715cm)" draw:image-opacity="100%" style:mirror="none"/>
    </style:style>
    <style:style style:name="gr100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8.079cm, 1.334cm, 24.016cm, 14.096cm)" draw:image-opacity="100%" style:mirror="none"/>
    </style:style>
    <style:style style:name="gr10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8.079cm, 10.097cm, 24.016cm, 4.952cm)" draw:image-opacity="100%" style:mirror="none"/>
    </style:style>
    <style:style style:name="gr10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5.894cm, 1.143cm, 16.773cm, 13.715cm)" draw:image-opacity="100%" style:mirror="none"/>
    </style:style>
    <style:style style:name="gr10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5.894cm, 10.287cm, 16.773cm, 4.762cm)" draw:image-opacity="100%" style:mirror="none"/>
    </style:style>
    <style:style style:name="gr10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3.517cm, 10.287cm, 8.959cm, 5.143cm)" draw:image-opacity="100%" style:mirror="none"/>
    </style:style>
    <style:style style:name="gr10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3.517cm, 1.524cm, 8.959cm, 13.906cm)" draw:image-opacity="100%" style:mirror="none"/>
    </style:style>
    <style:style style:name="gr10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0.95cm, 1.334cm, 0.954cm, 14.095cm)" draw:image-opacity="100%" style:mirror="none"/>
    </style:style>
    <style:style style:name="gr10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0.95cm, 10.287cm, 0.954cm, 4.952cm)" draw:image-opacity="100%" style:mirror="none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109" style:family="graphic" style:parent-style-name="standard">
      <style:graphic-properties svg:stroke-width="0.159cm" svg:stroke-color="#020efa" draw:marker-start-width="0.437cm" draw:marker-end-width="0.437cm" draw:fill-color="#ffffff" draw:textarea-horizontal-align="justify" draw:textarea-vertical-align="middle" draw:auto-grow-height="false" fo:min-height="1.056cm" fo:min-width="51.6cm" fo:padding-top="0.203cm" fo:padding-bottom="0.203cm" fo:padding-left="0.328cm" fo:padding-right="0.328cm"/>
    </style:style>
    <style:style style:name="gr110" style:family="graphic" style:parent-style-name="standard">
      <style:graphic-properties svg:stroke-width="0.159cm" svg:stroke-color="#020efa" draw:marker-start-width="0.437cm" draw:marker-end-width="0.437cm" draw:fill="solid" draw:fill-color="#020efa" draw:textarea-horizontal-align="justify" draw:textarea-vertical-align="middle" draw:auto-grow-height="false" fo:min-height="0.9cm" fo:min-width="15.844cm" fo:padding-top="0.203cm" fo:padding-bottom="0.203cm" fo:padding-left="0.328cm" fo:padding-right="0.328cm"/>
    </style:style>
    <style:style style:name="gr111" style:family="graphic" style:parent-style-name="standard">
      <style:graphic-properties svg:stroke-width="0.159cm" svg:stroke-color="#ff0000" draw:marker-start-width="0.437cm" draw:marker-end-width="0.437cm" draw:fill-color="#ffffff" draw:textarea-horizontal-align="justify" draw:textarea-vertical-align="middle" draw:auto-grow-height="false" fo:min-height="0.9cm" fo:min-width="51.444cm" fo:padding-top="0.203cm" fo:padding-bottom="0.203cm" fo:padding-left="0.328cm" fo:padding-right="0.328cm"/>
    </style:style>
    <style:style style:name="gr112" style:family="graphic" style:parent-style-name="standard">
      <style:graphic-properties svg:stroke-width="0.159cm" svg:stroke-color="#ff0000" draw:marker-start-width="0.437cm" draw:marker-end-width="0.437cm" draw:fill="solid" draw:fill-color="#ff0000" draw:textarea-horizontal-align="justify" draw:textarea-vertical-align="middle" draw:auto-grow-height="false" fo:min-height="0.9cm" fo:min-width="33.844cm" fo:padding-top="0.203cm" fo:padding-bottom="0.203cm" fo:padding-left="0.328cm" fo:padding-right="0.328cm"/>
    </style:style>
    <style:style style:name="gr113" style:family="graphic" style:parent-style-name="objectwithoutfill">
      <style:graphic-properties svg:stroke-color="#ffffff" draw:marker-end="Arrow" draw:marker-end-width="0.61cm" draw:fill="none" draw:textarea-vertical-align="middle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15" style:family="graphic" style:parent-style-name="standard">
      <style:graphic-properties draw:stroke="solid" svg:stroke-width="0.141cm" svg:stroke-color="#ff0000" draw:marker-start-width="0.252cm" draw:marker-end-width="0.252cm" draw:fill="none" draw:textarea-vertical-align="middle" draw:auto-grow-height="false" draw:auto-grow-width="false" fo:padding-top="0.194cm" fo:padding-bottom="0.194cm" fo:padding-left="0.319cm" fo:padding-right="0.319cm" fo:wrap-option="no-wrap"/>
    </style:style>
    <style:style style:name="gr116" style:family="graphic" style:parent-style-name="standard">
      <style:graphic-properties svg:stroke-color="#ffffff" draw:fill-color="#ffffff" draw:textarea-horizontal-align="justify" draw:textarea-vertical-align="middle" draw:auto-grow-height="false" fo:min-height="2.75cm" fo:min-width="0.9cm"/>
    </style:style>
    <style:style style:name="gr117" style:family="graphic">
      <style:graphic-properties style:protect="size"/>
    </style:style>
    <style:style style:name="pr1" style:family="presentation" style:parent-style-name="_5f_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color="#000000"/>
    </style:style>
    <style:style style:name="P6" style:family="paragraph">
      <loext:graphic-properties draw:fill="none"/>
      <style:paragraph-properties style:writing-mode="lr-tb"/>
      <style:text-properties fo:color="#000000"/>
    </style:style>
    <style:style style:name="P7" style:family="paragraph">
      <loext:graphic-properties draw:fill="gradient" draw:fill-gradient-name="Gradient_20_59"/>
      <style:paragraph-properties fo:text-align="center" style:writing-mode="lr-tb"/>
      <style:text-properties style:font-name="Liberation Serif" fo:font-size="20pt" style:font-size-asian="20pt" style:font-size-complex="20pt"/>
    </style:style>
    <style:style style:name="P8" style:family="paragraph">
      <loext:graphic-properties draw:fill="gradient" draw:fill-gradient-name="Gradient_20_56"/>
      <style:paragraph-properties fo:text-align="center" style:writing-mode="lr-tb"/>
      <style:text-properties style:font-name="Liberation Serif" fo:font-size="20pt" style:font-size-asian="20pt" style:font-size-complex="20pt"/>
    </style:style>
    <style:style style:name="P9" style:family="paragraph">
      <loext:graphic-properties draw:fill="gradient" draw:fill-gradient-name="Gradient_20_57"/>
      <style:paragraph-properties fo:text-align="center" style:writing-mode="lr-tb"/>
      <style:text-properties style:font-name="Liberation Serif" fo:font-size="20pt" style:font-size-asian="20pt" style:font-size-complex="20pt"/>
    </style:style>
    <style:style style:name="P10" style:family="paragraph">
      <loext:graphic-properties draw:fill="none" draw:fill-color="#ffffff"/>
      <style:paragraph-properties style:writing-mode="lr-tb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style:font-name="Times New Roman2" fo:font-size="46pt" fo:font-weight="bold" style:font-size-asian="46pt" style:font-weight-asian="bold" style:font-size-complex="46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-color="#ff972f"/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-color="#a1467e"/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-color="#ffe994"/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-color="#ff972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9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20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21" style:family="paragraph">
      <loext:graphic-properties draw:fill-color="#a1467e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22" style:family="paragraph">
      <loext:graphic-properties draw:fill-color="#ffe994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23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24" style:family="paragraph">
      <loext:graphic-properties draw:fill-color="#ff972f"/>
      <style:paragraph-properties fo:margin-left="0cm" fo:margin-right="0cm" fo:margin-top="0cm" fo:margin-bottom="0cm" fo:line-height="100%" fo:text-align="end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="solid" draw:fill-color="#020efa"/>
      <style:paragraph-properties fo:text-align="center"/>
    </style:style>
    <style:style style:name="P27" style:family="paragraph">
      <loext:graphic-properties draw:fill="solid" draw:fill-color="#ff0000"/>
      <style:paragraph-properties fo:text-align="center"/>
    </style:style>
    <style:style style:name="P28" style:family="paragraph">
      <loext:graphic-properties draw:fill-color="#ffffff"/>
      <style:paragraph-properties style:writing-mode="lr-tb"/>
    </style:style>
    <style:style style:name="T1" style:family="text">
      <style:text-properties style:text-line-through-style="none" style:text-line-through-type="none" style:font-name="Times New Roman" fo:font-size="24pt" fo:font-weight="bold" style:font-size-asian="24pt" style:font-size-complex="24pt"/>
    </style:style>
    <style:style style:name="T2" style:family="text">
      <style:text-properties style:text-line-through-style="none" style:text-line-through-type="none" style:font-name="Times New Roman" fo:font-size="46pt" fo:font-weight="bold" style:font-size-asian="46pt" style:font-size-complex="46pt"/>
    </style:style>
    <style:style style:name="T3" style:family="text">
      <style:text-properties fo:color="#000000" style:text-line-through-style="none" style:text-line-through-type="none" style:font-name="Times New Roman" fo:font-size="24pt" fo:font-weight="bold" style:font-size-asian="24pt" style:font-size-complex="24pt"/>
    </style:style>
    <style:style style:name="T4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5" style:family="text">
      <style:text-properties style:font-name="Times New Roman2" fo:font-size="46pt" fo:font-weight="bold" style:font-size-asian="46pt" style:font-weight-asian="bold" style:font-size-complex="46pt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5f_" presentation:presentation-page-layout-name="AL1T1">
        <draw:frame draw:style-name="gr1" draw:text-style-name="P1" draw:layer="layout" svg:width="15.603cm" svg:height="18.882cm" draw:transform="rotate (1.5709708597201) translate (31.318cm 50.615cm)">
          <draw:image xlink:href="Pictures/10000000000002060000024A2AD29BF3DEFA3F41.png" xlink:type="simple" xlink:show="embed" xlink:actuate="onLoad" loext:mime-type="image/png">
            <text:p/>
          </draw:image>
        </draw:frame>
        <draw:frame draw:style-name="gr2" draw:text-style-name="P1" draw:layer="layout" svg:width="15.682cm" svg:height="18.88cm" draw:transform="rotate (1.56346594393652) translate (6.007cm 50.528cm)">
          <draw:image xlink:href="Pictures/10000000000002060000024A1EA70A1758C75E80.png" xlink:type="simple" xlink:show="embed" xlink:actuate="onLoad" loext:mime-type="image/png">
            <text:p/>
          </draw:image>
        </draw:frame>
        <draw:frame draw:style-name="gr3" draw:text-style-name="P2" draw:layer="layout" svg:width="16.341cm" svg:height="13.018cm" svg:x="20.055cm" svg:y="21.706cm">
          <draw:image xlink:href="Pictures/100000000000024E000001A41CF43D16E0E6F307.png" xlink:type="simple" xlink:show="embed" xlink:actuate="onLoad" loext:mime-type="image/png">
            <text:p/>
          </draw:image>
        </draw:frame>
        <draw:frame draw:style-name="gr4" draw:text-style-name="P3" draw:layer="layout" svg:width="4.498cm" svg:height="1.446cm" svg:x="39.442cm" svg:y="45.817cm">
          <draw:text-box>
            <text:p><text:span text:style-name="T1">Z</text:span><text:span text:style-name="T1">T</text:span><text:span text:style-name="T1">12</text:span></text:p>
          </draw:text-box>
        </draw:frame>
        <draw:frame draw:style-name="gr5" draw:text-style-name="P3" draw:layer="layout" svg:width="4.499cm" svg:height="1.401cm" svg:x="37.591cm" svg:y="43.981cm">
          <draw:text-box>
            <text:p><text:span text:style-name="T1">ZT</text:span><text:span text:style-name="T1">16</text:span></text:p>
          </draw:text-box>
        </draw:frame>
        <draw:line draw:style-name="gr6" draw:text-style-name="P4" draw:layer="layout" svg:x1="43.8cm" svg:y1="45.2cm" svg:x2="44.855cm" svg:y2="45.704cm">
          <text:p/>
        </draw:line>
        <draw:line draw:style-name="gr7" draw:text-style-name="P4" draw:layer="layout" svg:x1="36.829cm" svg:y1="45.416cm" svg:x2="37.54cm" svg:y2="44.996cm">
          <text:p/>
        </draw:line>
        <draw:line draw:style-name="gr8" draw:text-style-name="P4" draw:layer="layout" svg:x1="40.678cm" svg:y1="47.878cm" svg:x2="40.678cm" svg:y2="47.006cm">
          <text:p/>
        </draw:line>
        <draw:frame draw:style-name="gr9" draw:text-style-name="P3" draw:layer="layout" svg:width="2.562cm" svg:height="2.123cm" svg:x="42.178cm" svg:y="44.06cm">
          <draw:text-box>
            <text:p><text:span text:style-name="T1">ZT</text:span><text:span text:style-name="T1">8</text:span></text:p>
          </draw:text-box>
        </draw:frame>
        <draw:frame draw:style-name="gr10" draw:text-style-name="P3" draw:layer="layout" svg:width="6.541cm" svg:height="2.397cm" svg:x="8.34cm" svg:y="32.62cm">
          <draw:text-box>
            <text:p><text:span text:style-name="T2"><text:s/></text:span><text:span text:style-name="T2">(</text:span><text:span text:style-name="T2">A</text:span><text:span text:style-name="T2">)</text:span></text:p>
          </draw:text-box>
        </draw:frame>
        <draw:ellipse draw:style-name="gr11" draw:text-style-name="P4" draw:layer="layout" svg:width="9.34cm" svg:height="9.309cm" svg:x="36.06cm" svg:y="38.669cm">
          <text:p/>
        </draw:ellipse>
        <draw:circle draw:style-name="gr12" draw:text-style-name="P5" draw:layer="layout" svg:width="8.43cm" svg:height="8.429cm" svg:x="11.255cm" svg:y="38.977cm">
          <text:p/>
        </draw:circle>
        <draw:frame draw:style-name="gr13" draw:text-style-name="P6" draw:layer="layout" svg:width="4.368cm" svg:height="1.414cm" svg:x="14.467cm" svg:y="39.499cm">
          <draw:text-box>
            <text:p><text:span text:style-name="T3">ZT0</text:span></text:p>
          </draw:text-box>
        </draw:frame>
        <draw:frame draw:style-name="gr14" draw:text-style-name="P6" draw:layer="layout" svg:width="4.315cm" svg:height="1.416cm" svg:x="14.165cm" svg:y="45.69cm">
          <draw:text-box>
            <text:p><text:span text:style-name="T3">ZT12</text:span></text:p>
          </draw:text-box>
        </draw:frame>
        <draw:frame draw:style-name="gr15" draw:text-style-name="P6" draw:layer="layout" svg:width="2.781cm" svg:height="2.513cm" svg:x="12.389cm" svg:y="41.382cm">
          <draw:text-box>
            <text:p><text:span text:style-name="T3">ZT20</text:span></text:p>
          </draw:text-box>
        </draw:frame>
        <draw:frame draw:style-name="gr16" draw:text-style-name="P6" draw:layer="layout" svg:width="4.316cm" svg:height="1.371cm" svg:x="12.389cm" svg:y="43.895cm">
          <draw:text-box>
            <text:p><text:span text:style-name="T3">ZT16</text:span></text:p>
          </draw:text-box>
        </draw:frame>
        <draw:line draw:style-name="gr17" draw:text-style-name="P5" draw:layer="layout" svg:x1="15.35cm" svg:y1="39.421cm" svg:x2="15.35cm" svg:y2="38.375cm">
          <text:p/>
        </draw:line>
        <draw:line draw:style-name="gr18" draw:text-style-name="P5" draw:layer="layout" svg:x1="18.681cm" svg:y1="45.019cm" svg:x2="19.664cm" svg:y2="45.581cm">
          <text:p/>
        </draw:line>
        <draw:line draw:style-name="gr19" draw:text-style-name="P5" draw:layer="layout" svg:x1="18.681cm" svg:y1="41.487cm" svg:x2="19.705cm" svg:y2="41.012cm">
          <text:p/>
        </draw:line>
        <draw:line draw:style-name="gr19" draw:text-style-name="P5" draw:layer="layout" svg:x1="12.259cm" svg:y1="41.487cm" svg:x2="11.356cm" svg:y2="40.985cm">
          <text:p/>
        </draw:line>
        <draw:line draw:style-name="gr19" draw:text-style-name="P5" draw:layer="layout" svg:x1="11.556cm" svg:y1="45.6cm" svg:x2="12.238cm" svg:y2="45.189cm">
          <text:p/>
        </draw:line>
        <draw:line draw:style-name="gr20" draw:text-style-name="P5" draw:layer="layout" svg:x1="15.64cm" svg:y1="47.879cm" svg:x2="15.64cm" svg:y2="46.855cm">
          <text:p/>
        </draw:line>
        <draw:frame draw:style-name="gr21" draw:text-style-name="P6" draw:layer="layout" svg:width="2.158cm" svg:height="2.441cm" svg:x="16.522cm" svg:y="41.285cm">
          <draw:text-box>
            <text:p><text:span text:style-name="T3">ZT4</text:span></text:p>
          </draw:text-box>
        </draw:frame>
        <draw:frame draw:style-name="gr22" draw:text-style-name="P6" draw:layer="layout" svg:width="2.093cm" svg:height="2.442cm" svg:x="16.79cm" svg:y="43.995cm">
          <draw:text-box>
            <text:p><text:span text:style-name="T3">ZT8</text:span></text:p>
          </draw:text-box>
        </draw:frame>
        <draw:ellipse draw:style-name="gr23" draw:text-style-name="P5" draw:layer="layout" svg:width="9.373cm" svg:height="9.353cm" svg:x="10.804cm" svg:y="38.549cm">
          <text:p/>
        </draw:ellipse>
        <draw:custom-shape draw:style-name="gr24" draw:text-style-name="P7" draw:layer="layout" svg:width="5.426cm" svg:height="0.968cm" svg:x="24.066cm" svg:y="36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8" draw:layer="layout" svg:width="5.426cm" svg:height="0.969cm" svg:x="24.066cm" svg:y="38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9" draw:layer="layout" svg:width="5.426cm" svg:height="0.969cm" svg:x="24.066cm" svg:y="37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0" draw:layer="layout" svg:width="6.2cm" svg:height="1.189cm" svg:x="24.26cm" svg:y="34.902cm">
          <draw:text-box>
            <text:p><text:span text:style-name="T4">Number of cells</text:span></text:p>
          </draw:text-box>
        </draw:frame>
        <draw:frame draw:style-name="gr28" draw:text-style-name="P10" draw:layer="layout" svg:width="7.167cm" svg:height="2.09cm" svg:x="23.486cm" svg:y="39.454cm">
          <draw:text-box>
            <text:p><text:span text:style-name="T4">Low <text:s text:c="19"/></text:span><text:span text:style-name="T4">High</text:span></text:p>
          </draw:text-box>
        </draw:frame>
        <draw:frame draw:style-name="gr29" draw:text-style-name="P11" draw:layer="layout" svg:width="6.543cm" svg:height="2.396cm" svg:x="8.876cm" svg:y="32.439cm">
          <draw:text-box>
            <text:p><text:span text:style-name="T5"><text:s/></text:span><text:span text:style-name="T5">(</text:span><text:span text:style-name="T5">A</text:span><text:span text:style-name="T5">)</text:span></text:p>
          </draw:text-box>
        </draw:frame>
        <draw:frame draw:style-name="gr4" draw:text-style-name="P6" draw:layer="layout" svg:width="4.553cm" svg:height="1.446cm" svg:x="39.757cm" svg:y="39.617cm">
          <draw:text-box>
            <text:p><text:span text:style-name="T3">ZT0</text:span></text:p>
          </draw:text-box>
        </draw:frame>
        <draw:frame draw:style-name="gr30" draw:text-style-name="P6" draw:layer="layout" svg:width="2.897cm" svg:height="2.568cm" svg:x="37.591cm" svg:y="41.338cm">
          <draw:text-box>
            <text:p><text:span text:style-name="T3">Z</text:span><text:span text:style-name="T3">T</text:span><text:span text:style-name="T3">2</text:span><text:span text:style-name="T3">0</text:span></text:p>
          </draw:text-box>
        </draw:frame>
        <draw:line draw:style-name="gr31" draw:text-style-name="P5" draw:layer="layout" svg:x1="40.678cm" svg:y1="39.617cm" svg:x2="40.678cm" svg:y2="38.769cm">
          <text:p/>
        </draw:line>
        <draw:line draw:style-name="gr7" draw:text-style-name="P5" draw:layer="layout" svg:x1="43.94cm" svg:y1="41.6cm" svg:x2="45.063cm" svg:y2="40.959cm">
          <text:p/>
        </draw:line>
        <draw:line draw:style-name="gr7" draw:text-style-name="P5" draw:layer="layout" svg:x1="37.456cm" svg:y1="41.445cm" svg:x2="36.934cm" svg:y2="41.254cm">
          <text:p/>
        </draw:line>
        <draw:frame draw:style-name="gr32" draw:text-style-name="P6" draw:layer="layout" svg:width="2.249cm" svg:height="2.495cm" svg:x="41.891cm" svg:y="41.339cm">
          <draw:text-box>
            <text:p><text:span text:style-name="T3">ZT4</text:span></text:p>
          </draw:text-box>
        </draw:frame>
        <draw:line draw:style-name="gr33" draw:text-style-name="P2" draw:layer="layout" svg:x1="9.668cm" svg:y1="23.946cm" svg:x2="9.668cm" svg:y2="32.201cm">
          <text:p/>
        </draw:line>
        <draw:frame draw:style-name="gr3" draw:text-style-name="P2" draw:layer="layout" svg:width="16.341cm" svg:height="13.018cm" svg:x="1.688cm" svg:y="21.706cm">
          <draw:image xlink:href="Pictures/100000000000024E000001A46D427B5190113CC6.png" xlink:type="simple" xlink:show="embed" xlink:actuate="onLoad" loext:mime-type="image/png">
            <text:p/>
          </draw:image>
        </draw:frame>
        <draw:frame draw:style-name="gr3" draw:text-style-name="P2" draw:layer="layout" svg:width="16.341cm" svg:height="13.018cm" svg:x="38.401cm" svg:y="21.706cm">
          <draw:image xlink:href="Pictures/100000000000024E000001A449833A36AEF782E9.png" xlink:type="simple" xlink:show="embed" xlink:actuate="onLoad" loext:mime-type="image/png">
            <text:p/>
          </draw:image>
        </draw:frame>
        <draw:frame draw:style-name="gr34" draw:text-style-name="P12" draw:layer="layout" svg:width="5.712cm" svg:height="1.171cm" draw:transform="rotate (1.5707963267949) translate (19.782cm 29.15cm)">
          <draw:text-box>
            <text:p><text:span text:style-name="T6">% of Cells</text:span></text:p>
          </draw:text-box>
        </draw:frame>
        <draw:frame draw:style-name="gr34" draw:text-style-name="P12" draw:layer="layout" svg:width="5.712cm" svg:height="1.171cm" draw:transform="rotate (1.5707963267949) translate (1.36cm 29.151cm)">
          <draw:text-box>
            <text:p><text:span text:style-name="T6">% of Cells</text:span></text:p>
          </draw:text-box>
        </draw:frame>
        <draw:frame draw:style-name="gr35" draw:text-style-name="P12" draw:layer="layout" svg:width="5.712cm" svg:height="1.172cm" draw:transform="rotate (1.5707963267949) translate (38.206cm 29.151cm)">
          <draw:text-box>
            <text:p><text:span text:style-name="T6">% of Cells</text:span></text:p>
          </draw:text-box>
        </draw:frame>
        <draw:frame draw:style-name="gr36" draw:text-style-name="P13" draw:layer="layout" svg:width="4.915cm" svg:height="1.399cm" svg:x="7.264cm" svg:y="22.41cm">
          <draw:text-box>
            <text:p><text:span text:style-name="T7">G1 Phase</text:span></text:p>
          </draw:text-box>
        </draw:frame>
        <draw:frame draw:style-name="gr36" draw:text-style-name="P13" draw:layer="layout" svg:width="4.916cm" svg:height="1.399cm" svg:x="26.419cm" svg:y="22.411cm">
          <draw:text-box>
            <text:p><text:span text:style-name="T7">S Phase</text:span></text:p>
          </draw:text-box>
        </draw:frame>
        <draw:frame draw:style-name="gr36" draw:text-style-name="P13" draw:layer="layout" svg:width="4.917cm" svg:height="1.399cm" svg:x="44.214cm" svg:y="22.412cm">
          <draw:text-box>
            <text:p><text:span text:style-name="T7">G2 </text:span><text:span text:style-name="T7">Phase</text:span></text:p>
          </draw:text-box>
        </draw:frame>
        <draw:frame draw:style-name="gr37" draw:text-style-name="P11" draw:layer="layout" svg:width="6.542cm" svg:height="2.397cm" svg:x="1.2cm" svg:y="21.7cm">
          <draw:text-box>
            <text:p><text:span text:style-name="T5"><text:s/></text:span><text:span text:style-name="T5">(A)</text:span></text:p>
          </draw:text-box>
        </draw:frame>
        <draw:custom-shape draw:style-name="gr38" draw:text-style-name="P15" draw:layer="layout" svg:width="1.674cm" svg:height="0.535cm" svg:x="7.694cm" svg:y="31.666cm">
          <text:p text:style-name="P14"><text:span text:style-name="T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6" draw:layer="layout" svg:width="1.542cm" svg:height="0.535cm" svg:x="6.494cm" svg:y="31.666cm">
          <text:p text:style-name="P14"><text:span text:style-name="T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7" draw:layer="layout" svg:width="1.649cm" svg:height="0.535cm" svg:x="4.819cm" svg:y="31.666cm">
          <text:p text:style-name="P14"><text:span text:style-name="T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7" draw:layer="layout" svg:width="1.648cm" svg:height="0.535cm" svg:x="9.007cm" svg:y="31.666cm">
          <text:p text:style-name="P14"><text:span text:style-name="T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5" draw:layer="layout" svg:width="1.525cm" svg:height="0.535cm" svg:x="11.875cm" svg:y="31.666cm">
          <text:p text:style-name="P14"><text:span text:style-name="T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6" draw:layer="layout" svg:width="1.393cm" svg:height="0.535cm" svg:x="10.682cm" svg:y="31.666cm">
          <text:p text:style-name="P14"><text:span text:style-name="T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7" draw:layer="layout" svg:width="1.649cm" svg:height="0.535cm" svg:x="13.088cm" svg:y="31.666cm">
          <text:p text:style-name="P14"><text:span text:style-name="T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6" draw:layer="layout" svg:width="1.395cm" svg:height="0.535cm" svg:x="14.763cm" svg:y="31.666cm">
          <text:p text:style-name="P14"><text:span text:style-name="T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8" draw:layer="layout" svg:width="0.275cm" svg:height="0.535cm" svg:x="16.158cm" svg:y="31.6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8" draw:layer="layout" svg:width="0.627cm" svg:height="0.535cm" svg:x="4.33cm" svg:y="31.6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5" draw:layer="layout" svg:width="1.422cm" svg:height="0.535cm" svg:x="26.178cm" svg:y="31.666cm">
          <text:p text:style-name="P14"><text:span text:style-name="T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6" draw:layer="layout" svg:width="1.545cm" svg:height="0.535cm" svg:x="24.875cm" svg:y="31.666cm">
          <text:p text:style-name="P14"><text:span text:style-name="T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7" draw:layer="layout" svg:width="1.652cm" svg:height="0.535cm" svg:x="23.302cm" svg:y="31.666cm">
          <text:p text:style-name="P14"><text:span text:style-name="T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7" draw:layer="layout" svg:width="1.652cm" svg:height="0.535cm" svg:x="27.392cm" svg:y="31.666cm">
          <text:p text:style-name="P14"><text:span text:style-name="T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5" draw:layer="layout" svg:width="1.733cm" svg:height="0.535cm" svg:x="30.167cm" svg:y="31.666cm">
          <text:p text:style-name="P14"><text:span text:style-name="T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6" draw:layer="layout" svg:width="1.397cm" svg:height="0.535cm" svg:x="29.07cm" svg:y="31.666cm">
          <text:p text:style-name="P14"><text:span text:style-name="T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7" draw:layer="layout" svg:width="1.651cm" svg:height="0.535cm" svg:x="31.482cm" svg:y="31.666cm">
          <text:p text:style-name="P14"><text:span text:style-name="T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6" draw:layer="layout" svg:width="1.397cm" svg:height="0.535cm" svg:x="33.159cm" svg:y="31.666cm">
          <text:p text:style-name="P14"><text:span text:style-name="T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8" draw:layer="layout" svg:width="0.212cm" svg:height="0.535cm" svg:x="34.556cm" svg:y="31.6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8" draw:layer="layout" svg:width="0.629cm" svg:height="0.535cm" svg:x="22.708cm" svg:y="31.6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8" draw:layer="layout" svg:width="2.105cm" svg:height="0.535cm" svg:x="44.195cm" svg:y="31.666cm">
          <text:p text:style-name="P19"><text:span text:style-name="T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1" draw:layer="layout" svg:width="1.545cm" svg:height="0.535cm" svg:x="43.193cm" svg:y="31.666cm">
          <text:p text:style-name="P20"><text:span text:style-name="T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2" draw:layer="layout" svg:width="1.652cm" svg:height="0.535cm" svg:x="41.62cm" svg:y="31.666cm">
          <text:p text:style-name="P20"><text:span text:style-name="T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7" draw:layer="layout" svg:width="1.652cm" svg:height="0.535cm" svg:x="45.71cm" svg:y="31.666cm">
          <text:p text:style-name="P14"><text:span text:style-name="T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5" draw:layer="layout" svg:width="1.417cm" svg:height="0.535cm" svg:x="48.583cm" svg:y="31.666cm">
          <text:p text:style-name="P14"><text:span text:style-name="T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6" draw:layer="layout" svg:width="1.395cm" svg:height="0.535cm" svg:x="47.388cm" svg:y="31.666cm">
          <text:p text:style-name="P14"><text:span text:style-name="T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7" draw:layer="layout" svg:width="1.65cm" svg:height="0.535cm" svg:x="49.8cm" svg:y="31.666cm">
          <text:p text:style-name="P14"><text:span text:style-name="T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6" draw:layer="layout" svg:width="1.397cm" svg:height="0.535cm" svg:x="51.476cm" svg:y="31.666cm">
          <text:p text:style-name="P14"><text:span text:style-name="T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8" draw:layer="layout" svg:width="0.276cm" svg:height="0.535cm" svg:x="52.873cm" svg:y="31.6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8" draw:layer="layout" svg:width="0.629cm" svg:height="0.535cm" svg:x="41.025cm" svg:y="31.6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5" draw:layer="layout" svg:width="1.752cm" svg:height="0.536cm" svg:x="11.048cm" svg:y="32.368cm">
          <text:p text:style-name="P14"><text:span text:style-name="T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6" draw:layer="layout" svg:width="1.545cm" svg:height="0.536cm" svg:x="9.907cm" svg:y="32.368cm">
          <text:p text:style-name="P14"><text:span text:style-name="T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5" draw:layer="layout" svg:width="1.406cm" svg:height="0.536cm" svg:x="7.27cm" svg:y="32.368cm">
          <text:p text:style-name="P14"><text:span text:style-name="T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7" draw:layer="layout" svg:width="1.511cm" svg:height="0.536cm" svg:x="8.412cm" svg:y="32.368cm">
          <text:p text:style-name="P14"><text:span text:style-name="T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7" draw:layer="layout" svg:width="1.595cm" svg:height="0.536cm" svg:x="4.33cm" svg:y="32.368cm">
          <text:p text:style-name="P14"><text:span text:style-name="T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6" draw:layer="layout" svg:width="1.545cm" svg:height="0.536cm" svg:x="5.929cm" svg:y="32.368cm">
          <text:p text:style-name="P14"><text:span text:style-name="T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7" draw:layer="layout" svg:width="1.512cm" svg:height="0.536cm" svg:x="12.389cm" svg:y="32.368cm">
          <text:p text:style-name="P14"><text:span text:style-name="T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4" draw:layer="layout" svg:width="2.233cm" svg:height="0.536cm" svg:x="14.4cm" svg:y="32.368cm">
          <text:p text:style-name="P23"><text:span text:style-name="T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6" draw:layer="layout" svg:width="1.544cm" svg:height="0.536cm" svg:x="13.885cm" svg:y="32.368cm">
          <text:p text:style-name="P14"><text:span text:style-name="T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5" draw:layer="layout" svg:width="1.389cm" svg:height="0.536cm" svg:x="44.011cm" svg:y="32.368cm">
          <text:p text:style-name="P14"><text:span text:style-name="T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7" draw:layer="layout" svg:width="1.511cm" svg:height="0.536cm" svg:x="45.154cm" svg:y="32.368cm">
          <text:p text:style-name="P14"><text:span text:style-name="T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5" draw:layer="layout" svg:width="1.611cm" svg:height="0.536cm" svg:x="47.889cm" svg:y="32.368cm">
          <text:p text:style-name="P14"><text:span text:style-name="T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6" draw:layer="layout" svg:width="1.545cm" svg:height="0.536cm" svg:x="46.648cm" svg:y="32.368cm">
          <text:p text:style-name="P14"><text:span text:style-name="T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7" draw:layer="layout" svg:width="1.649cm" svg:height="0.536cm" svg:x="41.053cm" svg:y="32.368cm">
          <text:p text:style-name="P14"><text:span text:style-name="T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6" draw:layer="layout" svg:width="1.545cm" svg:height="0.536cm" svg:x="42.67cm" svg:y="32.368cm">
          <text:p text:style-name="P14"><text:span text:style-name="T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7" draw:layer="layout" svg:width="1.511cm" svg:height="0.536cm" svg:x="49.132cm" svg:y="32.368cm">
          <text:p text:style-name="P14"><text:span text:style-name="T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5" draw:layer="layout" svg:width="1.688cm" svg:height="0.536cm" svg:x="51.8cm" svg:y="32.368cm">
          <text:p text:style-name="P14"><text:span text:style-name="T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6" draw:layer="layout" svg:width="1.545cm" svg:height="0.536cm" svg:x="50.626cm" svg:y="32.368cm">
          <text:p text:style-name="P14"><text:span text:style-name="T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5" draw:layer="layout" svg:width="1.508cm" svg:height="0.536cm" svg:x="25.592cm" svg:y="32.368cm">
          <text:p text:style-name="P14"><text:span text:style-name="T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7" draw:layer="layout" svg:width="1.512cm" svg:height="0.536cm" svg:x="26.834cm" svg:y="32.368cm">
          <text:p text:style-name="P14"><text:span text:style-name="T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5" draw:layer="layout" svg:width="1.731cm" svg:height="0.536cm" svg:x="29.469cm" svg:y="32.368cm">
          <text:p text:style-name="P14"><text:span text:style-name="T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16" draw:layer="layout" svg:width="1.545cm" svg:height="0.536cm" svg:x="28.328cm" svg:y="32.368cm">
          <text:p text:style-name="P14"><text:span text:style-name="T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7" draw:layer="layout" svg:width="1.649cm" svg:height="0.536cm" svg:x="22.708cm" svg:y="32.368cm">
          <text:p text:style-name="P14"><text:span text:style-name="T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6" draw:layer="layout" svg:width="1.546cm" svg:height="0.536cm" svg:x="24.351cm" svg:y="32.368cm">
          <text:p text:style-name="P14"><text:span text:style-name="T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7" draw:layer="layout" svg:width="1.511cm" svg:height="0.536cm" svg:x="30.812cm" svg:y="32.368cm">
          <text:p text:style-name="P14"><text:span text:style-name="T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5" draw:layer="layout" svg:width="1.607cm" svg:height="0.536cm" svg:x="33.5cm" svg:y="32.368cm">
          <text:p text:style-name="P14"><text:span text:style-name="T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6" draw:layer="layout" svg:width="1.545cm" svg:height="0.536cm" svg:x="32.306cm" svg:y="32.368cm">
          <text:p text:style-name="P14"><text:span text:style-name="T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2" draw:layer="layout" svg:width="12.103cm" svg:height="0.535cm" svg:x="4.33cm" svg:y="31.66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" draw:layer="layout" svg:width="12.103cm" svg:height="0.536cm" svg:x="4.33cm" svg:y="32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" draw:layer="layout" svg:width="12.104cm" svg:height="0.535cm" svg:x="22.648cm" svg:y="31.66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2" draw:layer="layout" svg:width="12.104cm" svg:height="0.536cm" svg:x="22.648cm" svg:y="32.3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" draw:layer="layout" svg:width="12.104cm" svg:height="0.535cm" svg:x="41.071cm" svg:y="31.66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2" draw:layer="layout" svg:width="12.104cm" svg:height="0.536cm" svg:x="41.071cm" svg:y="32.368cm">
          <text:p/>
          <draw:enhanced-geometry svg:viewBox="0 0 21600 21600" draw:type="rectangle" draw:enhanced-path="M 0 0 L 21600 0 21600 21600 0 21600 0 0 Z N"/>
        </draw:custom-shape>
        <draw:frame draw:style-name="gr96" draw:text-style-name="P2" draw:layer="layout" svg:width="8.428cm" svg:height="6.913cm" svg:x="0.6cm" svg:y="52.081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97" draw:text-style-name="P2" draw:layer="layout" svg:width="9.927cm" svg:height="7.276cm" svg:x="0.6cm" svg:y="61.521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98" draw:text-style-name="P2" draw:layer="layout" svg:width="8.801cm" svg:height="7.275cm" svg:x="9.405cm" svg:y="51.9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99" draw:text-style-name="P2" draw:layer="layout" svg:width="8.99cm" svg:height="7.458cm" svg:x="9.029cm" svg:y="61.521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100" draw:text-style-name="P2" draw:layer="layout" svg:width="8.617cm" svg:height="7.458cm" svg:x="18.207cm" svg:y="61.522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101" draw:text-style-name="P2" draw:layer="layout" svg:width="8.99cm" svg:height="7.458cm" svg:x="18.02cm" svg:y="51.991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102" draw:text-style-name="P2" draw:layer="layout" svg:width="9.177cm" svg:height="6.912cm" svg:x="26.825cm" svg:y="61.704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103" draw:text-style-name="P2" draw:layer="layout" svg:width="8.988cm" svg:height="6.911cm" svg:x="26.824cm" svg:y="52.173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104" draw:text-style-name="P2" draw:layer="layout" svg:width="8.615cm" svg:height="7.094cm" svg:x="36.188cm" svg:y="52.173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105" draw:text-style-name="P2" draw:layer="layout" svg:width="8.614cm" svg:height="7.094cm" svg:x="36.003cm" svg:y="61.796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106" draw:text-style-name="P2" draw:layer="layout" svg:width="8.606cm" svg:height="7.674cm" svg:x="45.194cm" svg:y="61.626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107" draw:text-style-name="P2" draw:layer="layout" svg:width="8.755cm" svg:height="7.64cm" svg:x="44.998cm" svg:y="51.995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108" draw:text-style-name="P11" draw:layer="layout" svg:width="6.25cm" svg:height="2.046cm" svg:x="3.8cm" svg:y="35.944cm">
          <draw:text-box>
            <text:p><text:span text:style-name="T5"><text:s/></text:span><text:span text:style-name="T5">(B)</text:span></text:p>
          </draw:text-box>
        </draw:frame>
        <draw:frame draw:style-name="gr108" draw:text-style-name="P11" draw:layer="layout" svg:width="6.25cm" svg:height="2.046cm" svg:x="32cm" svg:y="35.598cm">
          <draw:text-box>
            <text:p><text:span text:style-name="T5"><text:s/></text:span><text:span text:style-name="T5">(C)</text:span></text:p>
          </draw:text-box>
        </draw:frame>
        <draw:frame draw:style-name="gr108" draw:text-style-name="P11" draw:layer="layout" svg:width="6.25cm" svg:height="2.046cm" svg:x="52.9cm" svg:y="55.2cm">
          <draw:text-box>
            <text:p><text:span text:style-name="T5"><text:s/></text:span><text:span text:style-name="T5">(D)</text:span></text:p>
          </draw:text-box>
        </draw:frame>
        <draw:frame draw:style-name="gr108" draw:text-style-name="P11" draw:layer="layout" svg:width="6.25cm" svg:height="2.046cm" svg:x="52.95cm" svg:y="64.846cm">
          <draw:text-box>
            <text:p><text:span text:style-name="T5"><text:s/></text:span><text:span text:style-name="T5">(E)</text:span></text:p>
          </draw:text-box>
        </draw:frame>
        <draw:custom-shape draw:style-name="gr109" draw:text-style-name="P25" draw:layer="layout" svg:width="52.1cm" svg:height="1.306cm" svg:x="1.101cm" svg:y="59.194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26" draw:layer="layout" svg:width="16.5cm" svg:height="1.306cm" svg:x="36.701cm" svg:y="59.194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5" draw:layer="layout" svg:width="52.1cm" svg:height="1.306cm" svg:x="1.101cm" svg:y="69.094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27" draw:layer="layout" svg:width="34.5cm" svg:height="1.306cm" svg:x="18.701cm" svg:y="69.094cm">
          <text:p/>
          <draw:enhanced-geometry svg:viewBox="0 0 21600 21600" draw:type="rectangle" draw:enhanced-path="M 0 0 L 21600 0 21600 21600 0 21600 0 0 Z N"/>
        </draw:custom-shape>
        <draw:line draw:style-name="gr113" draw:text-style-name="P2" draw:layer="layout" svg:x1="43.441cm" svg:y1="64.262cm" svg:x2="41.409cm" svg:y2="63.5cm">
          <text:p/>
        </draw:line>
        <draw:line draw:style-name="gr113" draw:text-style-name="P2" draw:layer="layout" svg:x1="42.933cm" svg:y1="66.04cm" svg:x2="40.901cm" svg:y2="67.056cm">
          <text:p/>
        </draw:line>
        <draw:line draw:style-name="gr113" draw:text-style-name="P2" draw:layer="layout" svg:x1="50.593cm" svg:y1="53.763cm" svg:x2="49.901cm" svg:y2="55.7cm">
          <text:p/>
        </draw:line>
        <draw:frame draw:style-name="gr114" draw:text-style-name="P10" draw:layer="layout" svg:width="1.654cm" svg:height="1.6cm" svg:x="29.746cm" svg:y="36.4cm">
          <draw:text-box>
            <text:p><text:span text:style-name="T4">G1 <text:s/></text:span></text:p>
          </draw:text-box>
        </draw:frame>
        <draw:frame draw:style-name="gr114" draw:text-style-name="P10" draw:layer="layout" svg:width="1.654cm" svg:height="1.6cm" svg:x="29.746cm" svg:y="37.4cm">
          <draw:text-box>
            <text:p><text:span text:style-name="T4">S <text:s/></text:span></text:p>
          </draw:text-box>
        </draw:frame>
        <draw:frame draw:style-name="gr114" draw:text-style-name="P10" draw:layer="layout" svg:width="1.654cm" svg:height="1.6cm" svg:x="29.746cm" svg:y="38.452cm">
          <draw:text-box>
            <text:p><text:span text:style-name="T4">G2 </text:span></text:p>
          </draw:text-box>
        </draw:frame>
        <draw:ellipse draw:style-name="gr115" draw:text-style-name="P5" draw:layer="layout" svg:width="8.14cm" svg:height="8.15cm" svg:x="36.6cm" svg:y="39.278cm">
          <text:p/>
        </draw:ellipse>
        <draw:custom-shape draw:style-name="gr116" draw:text-style-name="P25" draw:layer="layout" svg:width="1.4cm" svg:height="3cm" svg:x="16.5cm" svg:y="31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5" draw:layer="layout" svg:width="1.4cm" svg:height="3cm" svg:x="34.796cm" svg:y="31.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5" draw:layer="layout" svg:width="1.4cm" svg:height="3cm" svg:x="53.242cm" svg:y="30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7" draw:layer="layout" svg:width="19.798cm" svg:height="11.136cm" svg:x="0.6cm" svg:y="2.257cm" draw:page-number="1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pitch="variable"/>
    <style:font-face style:name="Times New Roman3" svg:font-family="'Times New Roman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56" draw:display-name="Gradient 56" draw:style="linear" draw:start-color="#000000" draw:end-color="#ff860d" draw:start-intensity="100%" draw:end-intensity="100%" draw:angle="750" draw:border="0%"/>
    <draw:gradient draw:name="Gradient_20_57" draw:display-name="Gradient 57" draw:style="linear" draw:start-color="#000000" draw:end-color="#e452fb" draw:start-intensity="100%" draw:end-intensity="100%" draw:angle="750" draw:border="0%"/>
    <draw:gradient draw:name="Gradient_20_59" draw:display-name="Gradient 59" draw:style="linear" draw:start-color="#1c1c1c" draw:end-color="#ffff00" draw:start-intensity="100%" draw:end-intensity="100%" draw:angle="75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None" svg:viewBox="0 0 1122 2243" svg:d="M0 2108v17 17l12 42 30 34 38 21 43 4 29-8 30-21 25-26 13-34 343-1532 339 1520 13 42 29 34 39 21 42 4 42-12 34-30 21-42v-39-12l-4 4-440-1998-9-42-25-39-38-25-43-8-42 8-38 25-26 39-8 42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rame" style:family="graphic"/>
    <style:style style:name="_5f_-background" style:display-name="_-background" style:family="presentation">
      <style:graphic-properties draw:stroke="none" draw:fill="none"/>
      <style:text-properties style:letter-kerning="true"/>
    </style:style>
    <style:style style:name="_5f_-backgroundobjects" style:display-name="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-notes" style:display-name="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-outline1" style:display-name="_-outline1" style:family="presentation">
      <style:graphic-properties draw:stroke="none" draw:fill="none" draw:auto-grow-height="false" draw:fit-to-size="shrink-to-fit" style:shrink-to-fit="true">
        <text:list-style style:name="_5f_-outline1" style:display-name="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outline2" style:display-name="_-outline2" style:family="presentation" style:parent-style-name="_5f_-outline1">
      <style:paragraph-properties fo:margin-top="0.4cm" fo:margin-bottom="0cm"/>
      <style:text-properties fo:font-size="28pt" style:font-size-asian="28pt" style:font-size-complex="28pt"/>
    </style:style>
    <style:style style:name="_5f_-outline3" style:display-name="_-outline3" style:family="presentation" style:parent-style-name="_5f_-outline2">
      <style:paragraph-properties fo:margin-top="0.3cm" fo:margin-bottom="0cm"/>
      <style:text-properties fo:font-size="24pt" style:font-size-asian="24pt" style:font-size-complex="24pt"/>
    </style:style>
    <style:style style:name="_5f_-outline4" style:display-name="_-outline4" style:family="presentation" style:parent-style-name="_5f_-outline3">
      <style:paragraph-properties fo:margin-top="0.2cm" fo:margin-bottom="0cm"/>
      <style:text-properties fo:font-size="20pt" style:font-size-asian="20pt" style:font-size-complex="20pt"/>
    </style:style>
    <style:style style:name="_5f_-outline5" style:display-name="_-outline5" style:family="presentation" style:parent-style-name="_5f_-outline4">
      <style:paragraph-properties fo:margin-top="0.1cm" fo:margin-bottom="0cm"/>
      <style:text-properties fo:font-size="20pt" style:font-size-asian="20pt" style:font-size-complex="20pt"/>
    </style:style>
    <style:style style:name="_5f_-outline6" style:display-name="_-outline6" style:family="presentation" style:parent-style-name="_5f_-outline5">
      <style:paragraph-properties fo:margin-top="0.1cm" fo:margin-bottom="0cm"/>
      <style:text-properties fo:font-size="20pt" style:font-size-asian="20pt" style:font-size-complex="20pt"/>
    </style:style>
    <style:style style:name="_5f_-outline7" style:display-name="_-outline7" style:family="presentation" style:parent-style-name="_5f_-outline6">
      <style:paragraph-properties fo:margin-top="0.1cm" fo:margin-bottom="0cm"/>
      <style:text-properties fo:font-size="20pt" style:font-size-asian="20pt" style:font-size-complex="20pt"/>
    </style:style>
    <style:style style:name="_5f_-outline8" style:display-name="_-outline8" style:family="presentation" style:parent-style-name="_5f_-outline7">
      <style:paragraph-properties fo:margin-top="0.1cm" fo:margin-bottom="0cm"/>
      <style:text-properties fo:font-size="20pt" style:font-size-asian="20pt" style:font-size-complex="20pt"/>
    </style:style>
    <style:style style:name="_5f_-outline9" style:display-name="_-outline9" style:family="presentation" style:parent-style-name="_5f_-outline8">
      <style:paragraph-properties fo:margin-top="0.1cm" fo:margin-bottom="0cm"/>
      <style:text-properties fo:font-size="20pt" style:font-size-asian="20pt" style:font-size-complex="20pt"/>
    </style:style>
    <style:style style:name="_5f_-subtitle" style:display-name="_-subtitle" style:family="presentation">
      <style:graphic-properties draw:stroke="none" draw:fill="none" draw:textarea-vertical-align="middle">
        <text:list-style style:name="_5f_-subtitle" style:display-name="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title" style:display-name="_-title" style:family="presentation">
      <style:graphic-properties draw:stroke="none" draw:fill="none" draw:textarea-vertical-align="middle">
        <text:list-style style:name="_5f_-title" style:display-name="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cm" fo:page-height="73.8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_5f_-title">
      <style:graphic-properties draw:stroke="none" draw:fill="none" draw:textarea-vertical-align="middle" draw:auto-grow-height="false" draw:auto-grow-width="false"/>
      <style:paragraph-properties style:writing-mode="lr-tb"/>
    </style:style>
    <style:style style:name="Mpr2" style:family="presentation" style:parent-style-name="_5f_-outline1">
      <style:graphic-properties draw:stroke="none" draw:fill="none" draw:auto-grow-height="false" draw:auto-grow-width="false"/>
      <style:paragraph-properties style:writing-mode="lr-tb"/>
    </style:style>
    <style:style style:name="Mpr3" style:family="presentation" style:parent-style-name="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_5f_" style:display-name="_" style:page-layout-name="PM1" draw:style-name="Mdp1">
      <draw:frame draw:name="place_holder" presentation:style-name="Mpr1" draw:text-style-name="MP5" draw:layer="backgroundobjects" svg:width="23.91cm" svg:height="3.507cm" svg:x="2.058cm" svg:y="1.743cm" presentation:class="title" presentation:user-transformed="true">
        <draw:text-box>
          <text:p/>
        </draw:text-box>
      </draw:frame>
      <draw:frame draw:name="place_holder" presentation:style-name="Mpr2" draw:text-style-name="MP5" draw:layer="backgroundobjects" svg:width="23.91cm" svg:height="13.23cm" svg:x="2.058cm" svg:y="5.838cm" presentation:class="outline" presentation:user-transformed="true">
        <draw:text-box>
          <text:p/>
        </draw:text-box>
      </draw:frame>
      <presentation:notes style:page-layout-name="PM0">
        <draw:page-thumbnail presentation:style-name="_5f_-title" draw:layer="backgroundobjects" svg:width="19.798cm" svg:height="11.136cm" svg:x="0.6cm" svg:y="2.257cm" presentation:class="page"/>
        <draw:frame presentation:style-name="_5f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/>
    <meta:creation-date/>
    <meta:editing-cycles>4</meta:editing-cycles>
    <meta:editing-duration>PT49M43S</meta:editing-duration>
    <dc:date>2022-12-20T15:55:50.080077652</dc:date>
    <meta:document-statistic meta:object-count="160"/>
  </office:meta>
</office:document-meta>
</file>